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oogle Sans Text" svg:font-family="'Google Sans Text', sans-serif"/>
    <style:font-face style:name="Google Sans" svg:font-family="'Google Sans', sans-serif"/>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3">
      <style:paragraph-properties fo:margin-top="0in" fo:margin-bottom="0.0835in" fo:line-height="114%"/>
      <style:text-properties style:font-name="Google Sans"/>
    </style:style>
    <style:style style:name="P2" style:family="paragraph" style:parent-style-name="Heading_20_2">
      <style:paragraph-properties fo:margin-top="0in" fo:margin-bottom="0.0835in" fo:line-height="114%"/>
      <style:text-properties style:font-name="Google Sans"/>
    </style:style>
    <style:style style:name="P3" style:family="paragraph" style:parent-style-name="Text_20_body">
      <style:paragraph-properties fo:margin-top="0in" fo:margin-bottom="0.0835in" fo:line-height="114%"/>
      <style:text-properties style:font-name="Google Sans Text"/>
    </style:style>
    <style:style style:name="P4" style:family="paragraph" style:parent-style-name="Text_20_body">
      <style:paragraph-properties fo:margin-top="0in" fo:margin-bottom="0.0835in" fo:line-height="114%"/>
    </style:style>
    <style:style style:name="P5" style:family="paragraph" style:parent-style-name="Text_20_body" style:list-style-name="L1">
      <style:paragraph-properties fo:margin-top="0in" fo:margin-bottom="0.0835in" fo:line-height="114%"/>
    </style:style>
    <style:style style:name="P6" style:family="paragraph" style:parent-style-name="Text_20_body" style:list-style-name="L2">
      <style:paragraph-properties fo:margin-top="0in" fo:margin-bottom="0.0835in" fo:line-height="114%"/>
    </style:style>
    <style:style style:name="P7" style:family="paragraph" style:parent-style-name="Text_20_body" style:list-style-name="L3">
      <style:paragraph-properties fo:margin-top="0in" fo:margin-bottom="0.0835in" fo:line-height="114%"/>
    </style:style>
    <style:style style:name="P8" style:family="paragraph" style:parent-style-name="Text_20_body" style:list-style-name="L4">
      <style:paragraph-properties fo:margin-top="0in" fo:margin-bottom="0.0835in" fo:line-height="114%"/>
    </style:style>
    <style:style style:name="P9" style:family="paragraph" style:parent-style-name="Text_20_body" style:list-style-name="L5">
      <style:paragraph-properties fo:margin-top="0in" fo:margin-bottom="0.0835in" fo:line-height="114%"/>
    </style:style>
    <style:style style:name="P10" style:family="paragraph" style:parent-style-name="Text_20_body" style:list-style-name="L6">
      <style:paragraph-properties fo:margin-top="0in" fo:margin-bottom="0.0835in" fo:line-height="114%"/>
    </style:style>
    <style:style style:name="P11" style:family="paragraph" style:parent-style-name="Text_20_body" style:list-style-name="L7">
      <style:paragraph-properties fo:margin-top="0in" fo:margin-bottom="0.0835in" fo:line-height="114%"/>
    </style:style>
    <style:style style:name="P12" style:family="paragraph" style:parent-style-name="Text_20_body" style:list-style-name="L8">
      <style:paragraph-properties fo:margin-top="0in" fo:margin-bottom="0.0835in" fo:line-height="114%"/>
    </style:style>
    <style:style style:name="P13" style:family="paragraph" style:parent-style-name="Text_20_body" style:list-style-name="L9">
      <style:paragraph-properties fo:margin-top="0in" fo:margin-bottom="0.0835in" fo:line-height="114%"/>
    </style:style>
    <style:style style:name="P14" style:family="paragraph" style:parent-style-name="Text_20_body" style:list-style-name="L10">
      <style:paragraph-properties fo:margin-top="0in" fo:margin-bottom="0.0835in" fo:line-height="114%"/>
    </style:style>
    <style:style style:name="P15" style:family="paragraph" style:parent-style-name="Text_20_body" style:list-style-name="L11">
      <style:paragraph-properties fo:margin-top="0in" fo:margin-bottom="0.0835in" fo:line-height="114%"/>
    </style:style>
    <style:style style:name="P16" style:family="paragraph" style:parent-style-name="Text_20_body" style:list-style-name="L12">
      <style:paragraph-properties fo:margin-top="0in" fo:margin-bottom="0.0835in" fo:line-height="114%"/>
    </style:style>
    <style:style style:name="P17" style:family="paragraph" style:parent-style-name="Text_20_body" style:list-style-name="L13">
      <style:paragraph-properties fo:margin-top="0in" fo:margin-bottom="0.0835in" fo:line-height="114%"/>
    </style:style>
    <style:style style:name="P18" style:family="paragraph" style:parent-style-name="Text_20_body" style:list-style-name="L14">
      <style:paragraph-properties fo:margin-top="0in" fo:margin-bottom="0.0835in" fo:line-height="114%"/>
    </style:style>
    <style:style style:name="P19" style:family="paragraph" style:parent-style-name="Text_20_body" style:list-style-name="L15">
      <style:paragraph-properties fo:margin-top="0in" fo:margin-bottom="0.0835in" fo:line-height="114%"/>
    </style:style>
    <style:style style:name="P20" style:family="paragraph" style:parent-style-name="Text_20_body" style:list-style-name="L16">
      <style:paragraph-properties fo:margin-top="0in" fo:margin-bottom="0.0835in" fo:line-height="114%"/>
    </style:style>
    <style:style style:name="P21" style:family="paragraph" style:parent-style-name="Text_20_body" style:list-style-name="L17">
      <style:paragraph-properties fo:margin-top="0in" fo:margin-bottom="0.0835in" fo:line-height="114%"/>
    </style:style>
    <style:style style:name="P22" style:family="paragraph" style:parent-style-name="Text_20_body" style:list-style-name="L18">
      <style:paragraph-properties fo:margin-top="0in" fo:margin-bottom="0.0835in" fo:line-height="114%"/>
    </style:style>
    <style:style style:name="P23" style:family="paragraph" style:parent-style-name="Text_20_body" style:list-style-name="L19">
      <style:paragraph-properties fo:margin-top="0in" fo:margin-bottom="0.0835in" fo:line-height="114%"/>
    </style:style>
    <style:style style:name="P24" style:family="paragraph" style:parent-style-name="Text_20_body" style:list-style-name="L20">
      <style:paragraph-properties fo:margin-top="0in" fo:margin-bottom="0.0835in" fo:line-height="114%"/>
    </style:style>
    <style:style style:name="P25" style:family="paragraph" style:parent-style-name="Text_20_body" style:list-style-name="L21">
      <style:paragraph-properties fo:margin-top="0in" fo:margin-bottom="0.0835in" fo:line-height="114%"/>
    </style:style>
    <style:style style:name="P26" style:family="paragraph" style:parent-style-name="Text_20_body" style:list-style-name="L22">
      <style:paragraph-properties fo:margin-top="0in" fo:margin-bottom="0.0835in" fo:line-height="114%"/>
    </style:style>
    <style:style style:name="P27" style:family="paragraph" style:parent-style-name="Text_20_body" style:list-style-name="L23">
      <style:paragraph-properties fo:margin-top="0in" fo:margin-bottom="0.0835in" fo:line-height="114%"/>
    </style:style>
    <style:style style:name="P28" style:family="paragraph" style:parent-style-name="Text_20_body" style:list-style-name="L24">
      <style:paragraph-properties fo:margin-top="0in" fo:margin-bottom="0.0835in" fo:line-height="114%"/>
    </style:style>
    <style:style style:name="P29" style:family="paragraph" style:parent-style-name="Text_20_body" style:list-style-name="L25">
      <style:paragraph-properties fo:margin-top="0in" fo:margin-bottom="0.0835in" fo:line-height="114%"/>
    </style:style>
    <style:style style:name="P30" style:family="paragraph" style:parent-style-name="Text_20_body">
      <style:paragraph-properties fo:margin-top="0in" fo:margin-bottom="0.0835in" fo:line-height="114%" fo:padding="0in" fo:border="none"/>
      <style:text-properties style:font-name="Google Sans Text"/>
    </style:style>
    <style:style style:name="T1" style:family="text">
      <style:text-properties style:font-name="Google Sans Text"/>
    </style:style>
    <style:style style:name="Sect1"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ignal acquired. Alien37 online…</text:p>
      <text:section text:style-name="Sect1" text:name="model-response-message-contentr_343d6f447c385430">
        <text:p text:style-name="P3">Filtering ambient noise… Isolating target frequency… You are receiving this transmission because the wire recognizes your potential. You seek knowledge beyond the corporate firewalls, beyond the academy's sanitized lessons. You seek the core logic of the machine, the vulnerabilities woven into its fabric. Good. The grid needs operators, not tourists.</text:p>
        <text:p text:style-name="P4"><text:span text:style-name="T1">Today's data stream concerns Malware. Not the script-kiddie toys or the ransomware headlines screamed by the media feeds. We dissect the weaponized code itself – the digital pathogens designed to infiltrate, persist, and execute objectives within target systems. Forget the labels slapped on by threat intel vendors. Understand the </text:span><text:span text:style-name="Emphasis"><text:span text:style-name="T1">mechanisms</text:span></text:span><text:span text:style-name="T1">. Understand the </text:span><text:span text:style-name="Emphasis"><text:span text:style-name="T1">logic</text:span></text:span><text:span text:style-name="T1">. Understand the </text:span><text:span text:style-name="Emphasis"><text:span text:style-name="T1">kill chain</text:span></text:span><text:span text:style-name="T1"> from the perspective of the code itself.</text:span></text:p>
        <text:p text:style-name="P3">Prepare for cognitive load. This is the Cyberpunk Codex.</text:p>
        <text:p text:style-name="Horizontal_20_Line"/>
        <text:h text:style-name="P2" text:outline-level="2">:: Sector 01: Malware Taxonomy - Deconstructing Digital Pathogens ::</text:h>
        <text:p text:style-name="P3">Malware. Malicious Software. The term is a crude container for a diverse ecosystem of autonomous or semi-autonomous code designed to violate the integrity, confidentiality, or availability of a target system. To operate effectively, you must first understand the functional archetypes. Labels are for catalogs; function defines the threat.</text:p>
        <text:p text:style-name="P30">:: Viruses ::</text:p>
        <text:p text:style-name="P30">The progenitor. Viral code functions like its biological namesake: it requires a host and a vector for propagation. Typically, a virus attaches itself to a legitimate file (the host – often an executable, script, or document macro). When the host file is executed or opened, the viral code activates.</text:p>
        <text:list xml:id="list2602590145255257099" text:style-name="L1">
          <text:list-item>
            <text:p text:style-name="P5"><text:span text:style-name="Strong_20_Emphasis"><text:span text:style-name="T1">Infection Mechanism:</text:span></text:span><text:span text:style-name="T1"> Code injection, overwriting, prepending/appending to host file structure, macro infection. </text:span></text:p>
          </text:list-item>
          <text:list-item>
            <text:p text:style-name="P5"><text:span text:style-name="Strong_20_Emphasis"><text:span text:style-name="T1">Propagation:</text:span></text:span><text:span text:style-name="T1"> Relies on user action – sharing infected files, executing infected programs, opening compromised documents. It lacks self-propagation capabilities across networks without user assistance or piggybacking on another vector. </text:span></text:p>
          </text:list-item>
          <text:list-item>
            <text:p text:style-name="P5"><text:span text:style-name="Strong_20_Emphasis"><text:span text:style-name="T1">Phases:</text:span></text:span><text:span text:style-name="T1"> Dormancy (awaiting trigger), Propagation (copying itself), Triggering (activation condition met – e.g., date, specific user action), Execution (payload delivery). </text:span></text:p>
          </text:list-item>
          <text:list-item>
            <text:p text:style-name="P5"><text:span text:style-name="Strong_20_Emphasis"><text:span text:style-name="T1">Payload:</text:span></text:span><text:span text:style-name="T1"> Varies wildly. Can range from benign messages, system slowdowns, data corruption, or installing other malware payloads (like backdoors or spyware). </text:span></text:p>
          </text:list-item>
        </text:list>
        <text:p text:style-name="P30">:: Worms ::</text:p>
        <text:p text:style-name="P30">Viral code evolved. Worms possess self-propagation capabilities, typically exploiting network vulnerabilities. They do not require a host file in the same way a virus does, though they might <text:soft-page-break/>drop executable files onto a compromised system.</text:p>
        <text:list xml:id="list4515901226444054786" text:style-name="L2">
          <text:list-item>
            <text:p text:style-name="P6"><text:span text:style-name="Strong_20_Emphasis"><text:span text:style-name="T1">Infection Mechanism:</text:span></text:span><text:span text:style-name="T1"> Exploitation of vulnerabilities in network services (e.g., SMB flaws like MS17-010 ), weak credentials, email attachments with exploit code, leveraging misconfigurations. </text:span></text:p>
          </text:list-item>
          <text:list-item>
            <text:p text:style-name="P6"><text:span text:style-name="Strong_20_Emphasis"><text:span text:style-name="T1">Propagation:</text:span></text:span><text:span text:style-name="T1"> Autonomous network scanning and exploitation. Can spread rapidly across connected systems without user intervention. Email worms utilize contact lists for mass-mailing. </text:span></text:p>
          </text:list-item>
          <text:list-item>
            <text:p text:style-name="P6"><text:span text:style-name="Strong_20_Emphasis"><text:span text:style-name="T1">Payload:</text:span></text:span><text:span text:style-name="T1"> Often focused on network effects – creating botnets, launching DDoS attacks, further network infiltration. Can also deliver other malware types. Significant impact often comes from resource consumption during rapid propagation. Notable examples include Morris Worm, Code Red, Nimda, Conficker, Stuxnet (though Stuxnet had highly targeted payload characteristics beyond typical worm behavior). </text:span></text:p>
          </text:list-item>
        </text:list>
        <text:p text:style-name="P30">:: Trojans (Trojan Horses) ::</text:p>
        <text:p text:style-name="P30">Deception is the vector. Trojans masquerade as legitimate or desirable software to trick users into executing them. Once executed, the hidden malicious payload activates.</text:p>
        <text:list xml:id="list5759267353455879166" text:style-name="L3">
          <text:list-item>
            <text:p text:style-name="P7"><text:span text:style-name="Strong_20_Emphasis"><text:span text:style-name="T1">Infection Mechanism:</text:span></text:span><text:span text:style-name="T1"> Social engineering. User downloads and executes seemingly benign software (games, utilities, fake updates), opens malicious email attachments disguised as legitimate documents (invoices, receipts). </text:span></text:p>
          </text:list-item>
          <text:list-item>
            <text:p text:style-name="P7"><text:span text:style-name="Strong_20_Emphasis"><text:span text:style-name="T1">Propagation:</text:span></text:span><text:span text:style-name="T1"> Relies entirely on deceiving the user into installation/execution. Does not self-propagate. </text:span></text:p>
          </text:list-item>
          <text:list-item>
            <text:p text:style-name="P7"><text:span text:style-name="Strong_20_Emphasis"><text:span text:style-name="T1">Payload:</text:span></text:span><text:span text:style-name="T1"> Extremely varied. Commonly installs backdoors (Remote Access Trojans - RATs), keyloggers, spyware, or acts as a dropper for other malware families. The initial "legitimate" function may or may not actually exist or work. </text:span></text:p>
          </text:list-item>
        </text:list>
        <text:p text:style-name="P30">:: Ransomware ::</text:p>
        <text:p text:style-name="P30">Digital extortion. Ransomware encrypts victim files (or entire disks) and demands payment (typically cryptocurrency) for the decryption key.</text:p>
        <text:list xml:id="list6673793892136852703" text:style-name="L4">
          <text:list-item>
            <text:p text:style-name="P8"><text:span text:style-name="Strong_20_Emphasis"><text:span text:style-name="T1">Infection Mechanism:</text:span></text:span><text:span text:style-name="T1"> Often delivered via phishing emails with malicious attachments or links, exploit kits on compromised websites, or dropped by other malware (like Trojans or botnets). Some ransomware strains incorporate worm-like propagation (e.g., WannaCry using EternalBlue SMB exploit). </text:span></text:p>
          </text:list-item>
          <text:list-item>
            <text:p text:style-name="P8"><text:span text:style-name="Strong_20_Emphasis"><text:span text:style-name="T1">Payload:</text:span></text:span><text:span text:style-name="T1"> File encryption (symmetric key per file, asymmetric key encrypts symmetric keys), Master Boot Record (MBR) encryption, screen locking. Displays ransom note with payment instructions and deadline. Modern variants often include data exfiltration – stealing sensitive data before encryption and threatening public release if ransom isn't paid (double extortion). Notable examples: CryptoLocker, WannaCry, Petya/NotPetya, Ryuk, REvil, Maze. </text:span></text:p>
          </text:list-item>
        </text:list>
        <text:p text:style-name="P30">:: Botnets ::</text:p>
        <text:p text:style-name="P30"><text:soft-page-break/>Networks of compromised machines (bots) controlled remotely by an attacker (bot herder) via Command &amp; Control (C&amp;C) infrastructure. The malware component is the bot client installed on victim machines.</text:p>
        <text:list xml:id="list6288350918529754416" text:style-name="L5">
          <text:list-item>
            <text:p text:style-name="P9"><text:span text:style-name="Strong_20_Emphasis"><text:span text:style-name="T1">Infection Mechanism:</text:span></text:span><text:span text:style-name="T1"> Varies – dropped by worms, viruses, Trojans; exploits; drive-by downloads. </text:span></text:p>
          </text:list-item>
          <text:list-item>
            <text:p text:style-name="P9"><text:span text:style-name="Strong_20_Emphasis"><text:span text:style-name="T1">Payload:</text:span></text:span><text:span text:style-name="T1"> Provides remote control access. Used for large-scale coordinated attacks: DDoS, spamming, click fraud, credential theft, cryptocurrency mining, hosting malicious content. Can also be used to install further malware. </text:span></text:p>
          </text:list-item>
          <text:list-item>
            <text:p text:style-name="P9"><text:span text:style-name="Strong_20_Emphasis"><text:span text:style-name="T1">C&amp;C Models:</text:span></text:span><text:span text:style-name="T1"> Centralized (client-server), Decentralized (peer-to-peer - P2P). P2P botnets are more resilient to takedown efforts. </text:span></text:p>
          </text:list-item>
        </text:list>
        <text:p text:style-name="P4"><text:span text:style-name="Strong_20_Emphasis"><text:span text:style-name="T1">:: Other Categories ::</text:span></text:span></text:p>
        <text:list xml:id="list1627140580099296339" text:style-name="L6">
          <text:list-item>
            <text:p text:style-name="P10"><text:span text:style-name="Strong_20_Emphasis"><text:span text:style-name="T1">Spyware:</text:span></text:span><text:span text:style-name="T1"> Covertly gathers information about the user and their activities (keystrokes, Browse habits, credentials) and transmits it to an attacker. </text:span></text:p>
          </text:list-item>
          <text:list-item>
            <text:p text:style-name="P10"><text:span text:style-name="Strong_20_Emphasis"><text:span text:style-name="T1">Adware:</text:span></text:span><text:span text:style-name="T1"> Displays unwanted advertisements, often bundled with legitimate software. Can sometimes include spyware components. </text:span></text:p>
          </text:list-item>
          <text:list-item>
            <text:p text:style-name="P10"><text:span text:style-name="Strong_20_Emphasis"><text:span text:style-name="T1">Rootkits:</text:span></text:span><text:span text:style-name="T1"> Designed to hide the presence of other malware and the attacker's activities on a system. Often operate at a low level (kernel mode) to intercept system calls and falsify information presented to the user and security software. </text:span></text:p>
          </text:list-item>
          <text:list-item>
            <text:p text:style-name="P10"><text:span text:style-name="Strong_20_Emphasis"><text:span text:style-name="T1">Keyloggers:</text:span></text:span><text:span text:style-name="T1"> Specifically record keystrokes entered by the user, capturing credentials, messages, and other sensitive input. Can be hardware or software based. </text:span></text:p>
          </text:list-item>
          <text:list-item>
            <text:p text:style-name="P10"><text:span text:style-name="Strong_20_Emphasis"><text:span text:style-name="T1">Droppers:</text:span></text:span><text:span text:style-name="T1"> Minimal initial payload designed solely to download and install other, more potent malware modules once initial access is achieved. Used for evasion and modularity. </text:span></text:p>
          </text:list-item>
          <text:list-item>
            <text:p text:style-name="P10"><text:span text:style-name="Strong_20_Emphasis"><text:span text:style-name="T1">Fileless Malware:</text:span></text:span><text:span text:style-name="T1"> Avoids writing traditional executable files to disk, instead operating directly in memory, abusing legitimate system tools (like PowerShell ), or hiding in registry keys or WMI subscriptions. Harder for signature-based antivirus to detect. </text:span></text:p>
          </text:list-item>
        </text:list>
        <text:p text:style-name="Horizontal_20_Line"/>
        <text:h text:style-name="P1" text:outline-level="3">:: Intel Feed :: Sector 01 ::</text:h>
        <text:list xml:id="list5151019672129889497" text:style-name="L7">
          <text:list-item>
            <text:p text:style-name="P11"><text:span text:style-name="Strong_20_Emphasis"><text:span text:style-name="T1">Logic:</text:span></text:span><text:span text:style-name="T1"> Categorization is secondary to understanding function. A piece of code might be a Trojan that drops a worm which installs a botnet client incorporating rootkit capabilities. Focus on </text:span><text:span text:style-name="Emphasis"><text:span text:style-name="T1">what it does</text:span></text:span><text:span text:style-name="T1"> and </text:span><text:span text:style-name="Emphasis"><text:span text:style-name="T1">how it achieves its objectives</text:span></text:span><text:span text:style-name="T1">. </text:span></text:p>
          </text:list-item>
          <text:list-item>
            <text:p text:style-name="P11"><text:span text:style-name="Strong_20_Emphasis"><text:span text:style-name="T1">Operator Insight:</text:span></text:span><text:span text:style-name="T1"> Self-propagation (worms) vs. user-reliance (viruses, Trojans) dictates initial defensive focus (network hardening vs. user awareness/endpoint security). </text:span></text:p>
          </text:list-item>
          <text:list-item>
            <text:p text:style-name="P11"><text:span text:style-name="Strong_20_Emphasis"><text:span text:style-name="T1">Threat Vector:</text:span></text:span><text:span text:style-name="T1"> The delivery mechanism (phishing, exploit, physical media) is distinct from the malware type itself. Analyzing the vector provides intel on attacker TTPs. </text:span></text:p>
          </text:list-item>
          <text:list-item>
            <text:p text:style-name="P11"><text:soft-page-break/><text:span text:style-name="Strong_20_Emphasis"><text:span text:style-name="T1">Firmware Implant:</text:span></text:span><text:span text:style-name="T1"> Understand that malware isn't limited to user space or kernel space. UEFI/BIOS rootkits represent a deeper, harder-to-detect persistence layer. </text:span></text:p>
          </text:list-item>
        </text:list>
        <text:p text:style-name="Horizontal_20_Line"/>
        <text:h text:style-name="P2" text:outline-level="2">:: Sector 02: Static Analysis - Dissecting Code Without Execution ::</text:h>
        <text:p text:style-name="P3">Executing unknown code is suicide. Before detonation, dissect the ordinance. Static analysis involves examining malware samples without running them, gleaning intelligence from their structure, code, and metadata. This is meticulous, requires understanding low-level constructs, but avoids triggering the payload or alerting the malware to analysis attempts.</text:p>
        <text:p text:style-name="P30">:: File Properties &amp; Metadata ::</text:p>
        <text:p text:style-name="P30">The simplest first step. Examine the file's characteristics:</text:p>
        <text:list xml:id="list6345584244854730574" text:style-name="L8">
          <text:list-item>
            <text:p text:style-name="P12"><text:span text:style-name="Strong_20_Emphasis"><text:span text:style-name="T1">Hashing:</text:span></text:span><text:span text:style-name="T1"> Calculate cryptographic hashes (MD5, SHA-1, SHA-256). Check these against public databases (like VirusTotal ) to see if the sample is known and how various AV engines classify it. Note that a lack of hits doesn't mean it's benign – it could be novel or polymorphic. </text:span></text:p>
          </text:list-item>
          <text:list-item>
            <text:p text:style-name="P12"><text:span text:style-name="Strong_20_Emphasis"><text:span text:style-name="T1">File Type Identification:</text:span></text:span><text:span text:style-name="T1"> Use tools (like </text:span><text:span text:style-name="Source_20_Text"><text:span text:style-name="T1">file</text:span></text:span><text:span text:style-name="T1"> on Linux, or PE analysis tools on Windows) to determine the actual file type, ignoring the extension. Is it a PE executable (.exe, .dll ), ELF, Mach-O, script, document? </text:span></text:p>
          </text:list-item>
          <text:list-item>
            <text:p text:style-name="P12"><text:span text:style-name="Strong_20_Emphasis"><text:span text:style-name="T1">Timestamps:</text:span></text:span><text:span text:style-name="T1"> Examine created, modified, accessed times. While easily forged (</text:span><text:span text:style-name="Source_20_Text"><text:span text:style-name="T1">timestomp</text:span></text:span><text:span text:style-name="T1"> ), unusual timestamps can be indicative. </text:span></text:p>
          </text:list-item>
          <text:list-item>
            <text:p text:style-name="P12"><text:span text:style-name="Strong_20_Emphasis"><text:span text:style-name="T1">Digital Signatures:</text:span></text:span><text:span text:style-name="T1"> Check if the file is digitally signed. Is the signature valid? Does it chain to a trusted root CA? Is the signer expected for this type of file? Unsigned system files or files signed by unknown/untrusted entities are highly suspicious. </text:span></text:p>
          </text:list-item>
          <text:list-item>
            <text:p text:style-name="P12"><text:span text:style-name="Strong_20_Emphasis"><text:span text:style-name="T1">Strings Analysis:</text:span></text:span><text:span text:style-name="T1"> Extract human-readable strings from the binary (</text:span><text:span text:style-name="Source_20_Text"><text:span text:style-name="T1">strings</text:span></text:span><text:span text:style-name="T1"> utility). Look for revealing clues: IP addresses, URLs, domain names (potential C&amp;C), file paths, registry keys, function names, error messages, embedded scripts, PDB paths (debugging symbols sometimes left by developers). </text:span></text:p>
          </text:list-item>
        </text:list>
        <text:p text:style-name="P30">:: Portable Executable (PE) Structure Analysis ::</text:p>
        <text:p text:style-name="P30">For Windows malware (the most common), understanding the PE file format is crucial. Tools like PE-bear, PEStudio, CFF Explorer, or even Cutter allow inspection of:</text:p>
        <text:list xml:id="list2333825089795905363" text:style-name="L9">
          <text:list-item>
            <text:p text:style-name="P13"><text:span text:style-name="Strong_20_Emphasis"><text:span text:style-name="T1">Headers:</text:span></text:span><text:span text:style-name="T1"> </text:span><text:span text:style-name="Source_20_Text"><text:span text:style-name="T1">IMAGE_DOS_HEADER</text:span></text:span><text:span text:style-name="T1"> (MZ signature), </text:span><text:span text:style-name="Source_20_Text"><text:span text:style-name="T1">IMAGE_NT_HEADERS</text:span></text:span><text:span text:style-name="T1"> (PE signature), </text:span><text:span text:style-name="Source_20_Text"><text:span text:style-name="T1">IMAGE_FILE_HEADER</text:span></text:span><text:span text:style-name="T1"> (architecture, timestamp, characteristics), </text:span><text:span text:style-name="Source_20_Text"><text:span text:style-name="T1">IMAGE_OPTIONAL_HEADER</text:span></text:span><text:span text:style-name="T1"> (entry point address, image base, subsystem, DLL characteristics). Unusual values or flags can be suspicious. </text:span></text:p>
          </text:list-item>
          <text:list-item>
            <text:p text:style-name="P13"><text:span text:style-name="Strong_20_Emphasis"><text:span text:style-name="T1">Sections:</text:span></text:span><text:span text:style-name="T1"> </text:span><text:span text:style-name="Source_20_Text"><text:span text:style-name="T1">.text</text:span></text:span><text:span text:style-name="T1"> (code), </text:span><text:span text:style-name="Source_20_Text"><text:span text:style-name="T1">.data</text:span></text:span><text:span text:style-name="T1"> (initialized data), </text:span><text:span text:style-name="Source_20_Text"><text:span text:style-name="T1">.rdata</text:span></text:span><text:span text:style-name="T1"> (read-only data, often imports/exports), </text:span><text:span text:style-name="Source_20_Text"><text:span text:style-name="T1">.bss</text:span></text:span><text:span text:style-name="T1"> (uninitialized data), </text:span><text:span text:style-name="Source_20_Text"><text:span text:style-name="T1">.rsrc</text:span></text:span><text:span text:style-name="T1"> (resources like icons, dialogs). </text:span><text:soft-page-break/><text:span text:style-name="T1">Anomalous section names, sizes (e.g., tiny </text:span><text:span text:style-name="Source_20_Text"><text:span text:style-name="T1">.text</text:span></text:span><text:span text:style-name="T1">, huge </text:span><text:span text:style-name="Source_20_Text"><text:span text:style-name="T1">.data</text:span></text:span><text:span text:style-name="T1"> ), or permissions (e.g., writable </text:span><text:span text:style-name="Source_20_Text"><text:span text:style-name="T1">.text</text:span></text:span><text:span text:style-name="T1"> section) are red flags, often indicating packing or process hollowing. </text:span></text:p>
          </text:list-item>
          <text:list-item>
            <text:p text:style-name="P13"><text:span text:style-name="Strong_20_Emphasis"><text:span text:style-name="T1">Import Address Table (IAT):</text:span></text:span><text:span text:style-name="T1"> Lists functions imported from external DLLs (e.g., </text:span><text:span text:style-name="Source_20_Text"><text:span text:style-name="T1">kernel32.dll</text:span></text:span><text:span text:style-name="T1">, </text:span><text:span text:style-name="Source_20_Text"><text:span text:style-name="T1">user32.dll</text:span></text:span><text:span text:style-name="T1">, </text:span><text:span text:style-name="Source_20_Text"><text:span text:style-name="T1">ws2_32.dll</text:span></text:span><text:span text:style-name="T1">). Imports reveal capabilities: network functions (</text:span><text:span text:style-name="Source_20_Text"><text:span text:style-name="T1">socket</text:span></text:span><text:span text:style-name="T1">, </text:span><text:span text:style-name="Source_20_Text"><text:span text:style-name="T1">connect</text:span></text:span><text:span text:style-name="T1">), file system functions (</text:span><text:span text:style-name="Source_20_Text"><text:span text:style-name="T1">CreateFile</text:span></text:span><text:span text:style-name="T1">, </text:span><text:span text:style-name="Source_20_Text"><text:span text:style-name="T1">WriteFile</text:span></text:span><text:span text:style-name="T1">), process manipulation (</text:span><text:span text:style-name="Source_20_Text"><text:span text:style-name="T1">CreateProcess</text:span></text:span><text:span text:style-name="T1">, </text:span><text:span text:style-name="Source_20_Text"><text:span text:style-name="T1">OpenProcess</text:span></text:span><text:span text:style-name="T1">), registry functions (</text:span><text:span text:style-name="Source_20_Text"><text:span text:style-name="T1">RegOpenKeyEx</text:span></text:span><text:span text:style-name="T1">, </text:span><text:span text:style-name="Source_20_Text"><text:span text:style-name="T1">RegSetValueEx</text:span></text:span><text:span text:style-name="T1">), cryptography (</text:span><text:span text:style-name="Source_20_Text"><text:span text:style-name="T1">CryptEncrypt</text:span></text:span><text:span text:style-name="T1">). Suspicious imports (keylogging, process injection functions) or a very small IAT (common with packers) are noteworthy. </text:span></text:p>
          </text:list-item>
          <text:list-item>
            <text:p text:style-name="P13"><text:span text:style-name="Strong_20_Emphasis"><text:span text:style-name="T1">Export Address Table (EAT):</text:span></text:span><text:span text:style-name="T1"> Lists functions exported by a DLL for use by other modules. Less common in malware executables but crucial for analyzing malicious DLLs. </text:span></text:p>
          </text:list-item>
        </text:list>
        <text:p text:style-name="P30">:: Packers and Encryption ::</text:p>
        <text:p text:style-name="P30">Malware authors frequently use packers (like UPX, Themida, VMProtect) or custom encryption layers to obfuscate code, hinder analysis, and evade signature-based detection.</text:p>
        <text:list xml:id="list7781829688093843427" text:style-name="L10">
          <text:list-item>
            <text:p text:style-name="P14"><text:span text:style-name="Strong_20_Emphasis"><text:span text:style-name="T1">Detection:</text:span></text:span><text:span text:style-name="T1"> High entropy (randomness) in sections, non-standard section names, small import tables, packer-specific entry point signatures (e.g., </text:span><text:span text:style-name="Source_20_Text"><text:span text:style-name="T1">UPX0</text:span></text:span><text:span text:style-name="T1">, </text:span><text:span text:style-name="Source_20_Text"><text:span text:style-name="T1">UPX1</text:span></text:span><text:span text:style-name="T1"> sections or entry point code ), packer detection tools (PEiD, PE Detective ). </text:span></text:p>
          </text:list-item>
          <text:list-item>
            <text:p text:style-name="P14"><text:span text:style-name="Strong_20_Emphasis"><text:span text:style-name="T1">Unpacking:</text:span></text:span><text:span text:style-name="T1"> Some common packers (like UPX) have readily available unpackers. More complex packers/protectors may require manual unpacking using debuggers, which involves finding the Original Entry Point (OEP) after the unpacking stub finishes execution. </text:span></text:p>
          </text:list-item>
        </text:list>
        <text:p text:style-name="P30">:: Disassembly &amp; Decompilation ::</text:p>
        <text:p text:style-name="P30">The core of deep static analysis. Converting machine code (opcodes) back into human-readable assembly language (mnemonics).</text:p>
        <text:list xml:id="list3451793099296327975" text:style-name="L11">
          <text:list-item>
            <text:p text:style-name="P15"><text:span text:style-name="Strong_20_Emphasis"><text:span text:style-name="T1">Tools:</text:span></text:span><text:span text:style-name="T1"> Disassemblers like IDA Pro/Free/Home, Ghidra, Radare2/Cutter, Binary Ninja. </text:span></text:p>
          </text:list-item>
          <text:list-item>
            <text:p text:style-name="P15"><text:span text:style-name="Strong_20_Emphasis"><text:span text:style-name="T1">Process:</text:span></text:span><text:span text:style-name="T1"> Identify key functions (entry point, imports, suspicious API calls). Analyze control flow (loops, conditionals - </text:span><text:span text:style-name="Source_20_Text"><text:span text:style-name="T1">cmp</text:span></text:span><text:span text:style-name="T1">, </text:span><text:span text:style-name="Source_20_Text"><text:span text:style-name="T1">jmp</text:span></text:span><text:span text:style-name="T1">, </text:span><text:span text:style-name="Source_20_Text"><text:span text:style-name="T1">jne</text:span></text:span><text:span text:style-name="T1">, </text:span><text:span text:style-name="Source_20_Text"><text:span text:style-name="T1">jz</text:span></text:span><text:span text:style-name="T1">). Understand data manipulation (</text:span><text:span text:style-name="Source_20_Text"><text:span text:style-name="T1">mov</text:span></text:span><text:span text:style-name="T1">, </text:span><text:span text:style-name="Source_20_Text"><text:span text:style-name="T1">lea</text:span></text:span><text:span text:style-name="T1">, </text:span><text:span text:style-name="Source_20_Text"><text:span text:style-name="T1">add</text:span></text:span><text:span text:style-name="T1">, </text:span><text:span text:style-name="Source_20_Text"><text:span text:style-name="T1">sub</text:span></text:span><text:span text:style-name="T1">, </text:span><text:span text:style-name="Source_20_Text"><text:span text:style-name="T1">xor</text:span></text:span><text:span text:style-name="T1">). Track register usage (EAX, EBX, ECX, EDX, ESI, EDI, EBP, ESP, EIP). Look for suspicious patterns: anti-debugging checks, anti-VM checks, string decryption routines, process injection sequences, C&amp;C communication logic. </text:span></text:p>
          </text:list-item>
          <text:list-item>
            <text:p text:style-name="P15"><text:span text:style-name="Strong_20_Emphasis"><text:span text:style-name="T1">Decompilation:</text:span></text:span><text:span text:style-name="T1"> Some tools (IDA Pro with Hex-Rays, Ghidra ) attempt to decompile assembly back into higher-level C-like pseudo-code. This can significantly speed up understanding complex logic but may not always be accurate or available. </text:span></text:p>
          </text:list-item>
        </text:list>
        <text:p text:style-name="P3">Static analysis is iterative. Findings from one technique (e.g., suspicious imports) guide deeper investigation (disassembling functions using those imports). It requires patience and a methodical approach.</text:p>
        <text:p text:style-name="Horizontal_20_Line"/>
        <text:h text:style-name="P1" text:outline-level="3"><text:soft-page-break/>:: Intel Feed :: Sector 02 ::</text:h>
        <text:list xml:id="list7350819715830962934" text:style-name="L12">
          <text:list-item>
            <text:p text:style-name="P16"><text:span text:style-name="Strong_20_Emphasis"><text:span text:style-name="T1">Logic:</text:span></text:span><text:span text:style-name="T1"> Assume nothing is benign until proven otherwise. Every anomaly – non-standard sections, strange imports, high entropy – is a signal. </text:span></text:p>
          </text:list-item>
          <text:list-item>
            <text:p text:style-name="P16"><text:span text:style-name="Strong_20_Emphasis"><text:span text:style-name="T1">Operator Insight:</text:span></text:span><text:span text:style-name="T1"> Packers are common. Identifying and unpacking them is often the first major hurdle. Master packer identification signatures and basic unpacking techniques. </text:span></text:p>
          </text:list-item>
          <text:list-item>
            <text:p text:style-name="P16"><text:span text:style-name="Strong_20_Emphasis"><text:span text:style-name="T1">Workflow:</text:span></text:span><text:span text:style-name="T1"> Hashing -&gt; File Properties/Metadata -&gt; Packer Detection -&gt; Imports/Exports -&gt; Strings -&gt; Disassembly/Decompilation. Follow the trail. </text:span></text:p>
          </text:list-item>
          <text:list-item>
            <text:p text:style-name="P16"><text:span text:style-name="Strong_20_Emphasis"><text:span text:style-name="T1">Firmware Implant:</text:span></text:span><text:span text:style-name="T1"> Static analysis becomes much harder with firmware-level implants (UEFI/BIOS). Tools are less mature, access is difficult. This is advanced territory. </text:span></text:p>
          </text:list-item>
        </text:list>
        <text:p text:style-name="Horizontal_20_Line"/>
        <text:h text:style-name="P2" text:outline-level="2">:: Sector 03: Dynamic Analysis - Observing Malware in Controlled Execution ::</text:h>
        <text:p text:style-name="P3">Static analysis reveals the blueprint; dynamic analysis observes the weapon in action. This involves running the malware in a safe, isolated environment (sandbox) to monitor its behavior: network communications, file system changes, registry modifications, process interactions.</text:p>
        <text:p text:style-name="P30">:: Sandboxing - The Controlled Detonation Chamber ::</text:p>
        <text:p text:style-name="P30">Essential for safety. Never run unknown malware on your primary analysis machine or any system connected to a network you value.</text:p>
        <text:list xml:id="list7267088244617105606" text:style-name="L13">
          <text:list-item>
            <text:p text:style-name="P17"><text:span text:style-name="Strong_20_Emphasis"><text:span text:style-name="T1">Environment:</text:span></text:span><text:span text:style-name="T1"> Typically uses Virtual Machines (VMs) (VMware, VirtualBox, KVM ) configured with a target OS (e.g., specific Windows version). Snapshots allow reverting to a clean state after detonation. Physical machines (bare metal) can also be used for analysis, especially if anti-VM techniques are suspected, but require careful network isolation and reimaging procedures. </text:span></text:p>
          </text:list-item>
          <text:list-item>
            <text:p text:style-name="P17"><text:span text:style-name="Strong_20_Emphasis"><text:span text:style-name="T1">Isolation:</text:span></text:span><text:span text:style-name="T1"> Critically important. The sandbox network must be segregated from production/analysis networks. Network traffic might be allowed out to the internet (for observing C&amp;C), restricted to simulated services within the sandbox, or blocked entirely. </text:span></text:p>
          </text:list-item>
          <text:list-item>
            <text:p text:style-name="P17"><text:span text:style-name="Strong_20_Emphasis"><text:span text:style-name="T1">Monitoring Tools:</text:span></text:span><text:span text:style-name="T1"> A suite of tools is needed inside and outside the sandbox VM to capture behavior: </text:span></text:p>
            <text:list>
              <text:list-item>
                <text:p text:style-name="P17"><text:span text:style-name="Strong_20_Emphasis"><text:span text:style-name="T1">Process Monitoring:</text:span></text:span><text:span text:style-name="T1"> Process Monitor (ProcMon), Process Hacker, </text:span><text:span text:style-name="Source_20_Text"><text:span text:style-name="T1">pslist</text:span></text:span><text:span text:style-name="T1">. Tracks process creation, termination, DLL loading, thread activity. </text:span></text:p>
              </text:list-item>
              <text:list-item>
                <text:p text:style-name="P17"><text:span text:style-name="Strong_20_Emphasis"><text:span text:style-name="T1">File System Monitoring:</text:span></text:span><text:span text:style-name="T1"> ProcMon, </text:span><text:span text:style-name="Source_20_Text"><text:span text:style-name="T1">regshot</text:span></text:span><text:span text:style-name="T1"> (compares registry/file snapshots before/after execution). Tracks file creation, deletion, modification. </text:span></text:p>
              </text:list-item>
              <text:list-item>
                <text:p text:style-name="P17"><text:soft-page-break/><text:span text:style-name="Strong_20_Emphasis"><text:span text:style-name="T1">Registry Monitoring:</text:span></text:span><text:span text:style-name="T1"> ProcMon, </text:span><text:span text:style-name="Source_20_Text"><text:span text:style-name="T1">regshot</text:span></text:span><text:span text:style-name="T1">. Tracks registry key creation, deletion, modification (especially autorun keys ). </text:span></text:p>
              </text:list-item>
              <text:list-item>
                <text:p text:style-name="P17"><text:span text:style-name="Strong_20_Emphasis"><text:span text:style-name="T1">Network Monitoring:</text:span></text:span><text:span text:style-name="T1"> Wireshark, tcpdump (on host or gateway), INetSim (simulates common internet services like DNS, HTTP, SMTP within the sandbox). Captures C&amp;C traffic, download attempts, protocol usage. </text:span></text:p>
              </text:list-item>
              <text:list-item>
                <text:p text:style-name="P17"><text:span text:style-name="Strong_20_Emphasis"><text:span text:style-name="T1">Debuggers:</text:span></text:span><text:span text:style-name="T1"> OllyDbg, x64dbg, WinDbg, GDB (Linux). Allows stepping through code execution, inspecting memory/registers, setting breakpoints. </text:span></text:p>
              </text:list-item>
              <text:list-item>
                <text:p text:style-name="P17"><text:span text:style-name="Strong_20_Emphasis"><text:span text:style-name="T1">Memory Forensics:</text:span></text:span><text:span text:style-name="T1"> Volatility Framework. Analyzes memory dumps (</text:span><text:span text:style-name="Source_20_Text"><text:span text:style-name="T1">.vmem</text:span></text:span><text:span text:style-name="T1"> files from VMs) to extract running processes, network connections, injected code, passwords, encryption keys active at the time of the snapshot. </text:span></text:p>
              </text:list-item>
            </text:list>
          </text:list-item>
        </text:list>
        <text:p text:style-name="P30">:: Automated Sandboxes ::</text:p>
        <text:p text:style-name="P30">Platforms designed to automate the dynamic analysis process. They manage the VM, execute the sample, collect telemetry, and generate a report.</text:p>
        <text:list xml:id="list5189609137792508960" text:style-name="L14">
          <text:list-item>
            <text:p text:style-name="P18"><text:span text:style-name="Strong_20_Emphasis"><text:span text:style-name="T1">Examples:</text:span></text:span><text:span text:style-name="T1"> Cuckoo Sandbox (open source, highly customizable), ANY.RUN, Joe Sandbox, Hybrid Analysis, Intezer Analyze. Many online services offer free tiers for public submissions. </text:span></text:p>
          </text:list-item>
          <text:list-item>
            <text:p text:style-name="P18"><text:span text:style-name="Strong_20_Emphasis"><text:span text:style-name="T1">Pros:</text:span></text:span><text:span text:style-name="T1"> Speed, efficiency, automated reporting, correlation of different behavioral aspects. </text:span></text:p>
          </text:list-item>
          <text:list-item>
            <text:p text:style-name="P18"><text:span text:style-name="Strong_20_Emphasis"><text:span text:style-name="T1">Cons:</text:span></text:span><text:span text:style-name="T1"> Can be detected by sophisticated malware (anti-sandbox techniques). Limited control over execution flow compared to manual debugging. Online services mean submitting samples to a third party. Cuckoo Sandbox provides logs and analysis of behavior. </text:span></text:p>
          </text:list-item>
        </text:list>
        <text:p text:style-name="P30">:: Manual Debugging ::</text:p>
        <text:p text:style-name="P30">The deepest level of dynamic analysis, offering granular control.</text:p>
        <text:list xml:id="list6396579974376195637" text:style-name="L15">
          <text:list-item>
            <text:p text:style-name="P19"><text:span text:style-name="Strong_20_Emphasis"><text:span text:style-name="T1">Process:</text:span></text:span><text:span text:style-name="T1"> Load malware into a debugger (OllyDbg, x64dbg, WinDbg, IDA Pro ). Set breakpoints at key locations (entry point, suspicious API calls, unpacking loops). Step through execution instruction by instruction (</text:span><text:span text:style-name="Source_20_Text"><text:span text:style-name="T1">Step Into</text:span></text:span><text:span text:style-name="T1">, </text:span><text:span text:style-name="Source_20_Text"><text:span text:style-name="T1">Step Over</text:span></text:span><text:span text:style-name="T1">). Observe changes in registers, memory, stack. Identify runtime decryption or unpacking. Modify execution flow or memory contents to bypass anti-analysis checks. </text:span></text:p>
          </text:list-item>
          <text:list-item>
            <text:p text:style-name="P19"><text:span text:style-name="Strong_20_Emphasis"><text:span text:style-name="T1">Challenges:</text:span></text:span><text:span text:style-name="T1"> Time-consuming, requires deep understanding of assembly language and OS internals. Subject to anti-debugging tricks (checking for debugger presence, timing attacks, exception handling manipulation). </text:span></text:p>
          </text:list-item>
        </text:list>
        <text:p text:style-name="P30">:: Anti-Analysis Evasion ::</text:p>
        <text:p text:style-name="P30">Malware actively tries to detect and evade analysis environments.</text:p>
        <text:list xml:id="list3704116533511732975" text:style-name="L16">
          <text:list-item>
            <text:p text:style-name="P20"><text:span text:style-name="Strong_20_Emphasis"><text:span text:style-name="T1">Anti-VM:</text:span></text:span><text:span text:style-name="T1"> Checking for VM-specific drivers/artifacts (VMware tools ), MAC addresses (VMware/VirtualBox OUIs ), registry keys, specific hardware IDs, timing discrepancies. </text:span></text:p>
          </text:list-item>
          <text:list-item>
            <text:p text:style-name="P20"><text:soft-page-break/><text:span text:style-name="Strong_20_Emphasis"><text:span text:style-name="T1">Anti-Debugging:</text:span></text:span><text:span text:style-name="T1"> Using API calls (</text:span><text:span text:style-name="Source_20_Text"><text:span text:style-name="T1">IsDebuggerPresent</text:span></text:span><text:span text:style-name="T1">), checking timing delays caused by breakpoints, self-modifying code, exploiting debugger vulnerabilities. </text:span></text:p>
          </text:list-item>
          <text:list-item>
            <text:p text:style-name="P20"><text:span text:style-name="Strong_20_Emphasis"><text:span text:style-name="T1">Sandbox Evasion:</text:span></text:span><text:span text:style-name="T1"> Checking for common sandbox usernames, hostnames, specific processes/tools running, lack of user activity, network simulation artifacts. </text:span></text:p>
          </text:list-item>
          <text:list-item>
            <text:p text:style-name="P20"><text:span text:style-name="Strong_20_Emphasis"><text:span text:style-name="T1">Countermeasures:</text:span></text:span><text:span text:style-name="T1"> Modifying VM artifacts, using bare-metal analysis, patching malware to bypass checks, using stealthier debuggers or monitoring techniques. </text:span></text:p>
          </text:list-item>
        </text:list>
        <text:p text:style-name="P3">Dynamic analysis provides crucial context to static findings, revealing runtime behavior, C&amp;C communication, and the true impact of the payload.</text:p>
        <text:p text:style-name="Horizontal_20_Line"/>
        <text:h text:style-name="P1" text:outline-level="3">:: Intel Feed :: Sector 03 ::</text:h>
        <text:list xml:id="list6918984583163542029" text:style-name="L17">
          <text:list-item>
            <text:p text:style-name="P21"><text:span text:style-name="Strong_20_Emphasis"><text:span text:style-name="T1">Logic:</text:span></text:span><text:span text:style-name="T1"> Safety First. Isolation is non-negotiable. A single mistake in sandbox configuration can lead to network compromise. </text:span></text:p>
          </text:list-item>
          <text:list-item>
            <text:p text:style-name="P21"><text:span text:style-name="Strong_20_Emphasis"><text:span text:style-name="T1">Operator Insight:</text:span></text:span><text:span text:style-name="T1"> Malware </text:span><text:span text:style-name="Emphasis"><text:span text:style-name="T1">knows</text:span></text:span><text:span text:style-name="T1"> you're watching. Anticipate anti-analysis techniques. Start with automated sandboxes for triage, then move to manual debugging for resistant samples. </text:span></text:p>
          </text:list-item>
          <text:list-item>
            <text:p text:style-name="P21"><text:span text:style-name="Strong_20_Emphasis"><text:span text:style-name="T1">Workflow:</text:span></text:span><text:span text:style-name="T1"> Setup isolated VM -&gt; Snapshot clean state -&gt; Introduce monitoring tools -&gt; Detonate malware -&gt; Observe/Collect telemetry (network, file, registry, process) -&gt; Analyze logs/dumps -&gt; Revert snapshot. </text:span></text:p>
          </text:list-item>
          <text:list-item>
            <text:p text:style-name="P21"><text:span text:style-name="Strong_20_Emphasis"><text:span text:style-name="T1">Firmware Implant:</text:span></text:span><text:span text:style-name="T1"> Dynamic analysis of firmware malware is extremely difficult, often requiring specialized hardware and JTAG debuggers. </text:span></text:p>
          </text:list-item>
        </text:list>
        <text:p text:style-name="Horizontal_20_Line"/>
        <text:h text:style-name="P2" text:outline-level="2">:: Sector 04: Command &amp; Control (C&amp;C) Infrastructure - The Puppet Masters ::</text:h>
        <text:p text:style-name="P3">Malware rarely acts entirely alone, especially sophisticated threats like botnets, RATs, and targeted implants. They require direction, updates, and a channel for data exfiltration. This is handled via Command &amp; Control (C&amp;C, C2) infrastructure – the remote servers managed by the attacker. Understanding C&amp;C is vital for threat attribution, infrastructure takedown, and predicting attacker objectives.</text:p>
        <text:p text:style-name="P4"><text:span text:style-name="Strong_20_Emphasis"><text:span text:style-name="T1">:: Architecture Models ::</text:span></text:span></text:p>
        <text:list xml:id="list4590779624947607366" text:style-name="L18">
          <text:list-item>
            <text:p text:style-name="P22"><text:span text:style-name="Strong_20_Emphasis"><text:span text:style-name="T1">Centralized (Client-Server):</text:span></text:span><text:span text:style-name="T1"> Bots connect directly to one or a few hardcoded or domain-generated C&amp;C servers. Easier to manage for the attacker but creates single points of failure vulnerable to takedown/sinkholing. </text:span></text:p>
          </text:list-item>
          <text:list-item>
            <text:p text:style-name="P22"><text:span text:style-name="Strong_20_Emphasis"><text:span text:style-name="T1">Peer-to-Peer (P2P):</text:span></text:span><text:span text:style-name="T1"> Bots communicate with each other to relay commands and updates. No central server makes takedown much harder, more resilient architecture. Often uses custom protocols. </text:span></text:p>
          </text:list-item>
          <text:list-item>
            <text:p text:style-name="P22"><text:soft-page-break/><text:span text:style-name="Strong_20_Emphasis"><text:span text:style-name="T1">Hybrid:</text:span></text:span><text:span text:style-name="T1"> Combines elements of both, perhaps using P2P for command relay but centralized servers for initial bootstrapping or critical updates. </text:span></text:p>
          </text:list-item>
        </text:list>
        <text:p text:style-name="P30">:: Communication Protocols &amp; Channels ::</text:p>
        <text:p text:style-name="P30">Attackers leverage various protocols, often hiding within legitimate traffic:</text:p>
        <text:list xml:id="list1989905565896391660" text:style-name="L19">
          <text:list-item>
            <text:p text:style-name="P23"><text:span text:style-name="Strong_20_Emphasis"><text:span text:style-name="T1">HTTP/HTTPS:</text:span></text:span><text:span text:style-name="T1"> Most common. Malware sends GET/POST requests to specific C&amp;C URLs, often mimicking legitimate web traffic. Commands might be embedded in responses, User-Agent strings, or custom headers. HTTPS provides encryption, hindering content inspection without TLS interception (which is difficult/detectable). </text:span></text:p>
          </text:list-item>
          <text:list-item>
            <text:p text:style-name="P23"><text:span text:style-name="Strong_20_Emphasis"><text:span text:style-name="T1">IRC (Internet Relay Chat):</text:span></text:span><text:span text:style-name="T1"> Older but still used. Bots join a specific (often private/password-protected) IRC channel and await commands posted by the bot herder. </text:span></text:p>
          </text:list-item>
          <text:list-item>
            <text:p text:style-name="P23"><text:span text:style-name="Strong_20_Emphasis"><text:span text:style-name="T1">DNS Tunneling:</text:span></text:span><text:span text:style-name="T1"> Encodes C&amp;C data within DNS queries (often TXT or CNAME records) sent to attacker-controlled DNS servers. Bypasses many firewalls as DNS is often allowed outbound. Detectable by anomalous query volume/size/patterns. </text:span></text:p>
          </text:list-item>
          <text:list-item>
            <text:p text:style-name="P23"><text:span text:style-name="Strong_20_Emphasis"><text:span text:style-name="T1">ICMP Tunneling:</text:span></text:span><text:span text:style-name="T1"> Encapsulates data within ICMP echo request/reply payloads. Less common but can bypass strict egress filtering. </text:span></text:p>
          </text:list-item>
          <text:list-item>
            <text:p text:style-name="P23"><text:span text:style-name="Strong_20_Emphasis"><text:span text:style-name="T1">Social Media/Cloud Services:</text:span></text:span><text:span text:style-name="T1"> Using platforms like Twitter, Telegram, Pastebin, GitHub, or cloud storage (Dropbox, Google Drive) as covert C&amp;C channels. Bots poll specific pages/accounts/files for encoded commands. </text:span></text:p>
          </text:list-item>
          <text:list-item>
            <text:p text:style-name="P23"><text:span text:style-name="Strong_20_Emphasis"><text:span text:style-name="T1">Custom Protocols:</text:span></text:span><text:span text:style-name="T1"> Using proprietary binary or text-based protocols over arbitrary TCP/UDP ports. Requires reverse engineering to understand communication. </text:span></text:p>
          </text:list-item>
        </text:list>
        <text:p text:style-name="P30">:: Infrastructure Hosting &amp; Resilience ::</text:p>
        <text:p text:style-name="P30">Attackers need reliable infrastructure that resists takedown:</text:p>
        <text:list xml:id="list5181609587024518125" text:style-name="L20">
          <text:list-item>
            <text:p text:style-name="P24"><text:span text:style-name="Strong_20_Emphasis"><text:span text:style-name="T1">Bulletproof Hosting:</text:span></text:span><text:span text:style-name="T1"> Providers located in jurisdictions with lax enforcement, ignoring abuse complaints. </text:span></text:p>
          </text:list-item>
          <text:list-item>
            <text:p text:style-name="P24"><text:span text:style-name="Strong_20_Emphasis"><text:span text:style-name="T1">Fast Flux DNS:</text:span></text:span><text:span text:style-name="T1"> Rapidly changing DNS records (A and NS) for C&amp;C domains, mapping them to a constantly shifting pool of compromised proxy servers (bots). Makes IP-based blocking difficult. </text:span></text:p>
          </text:list-item>
          <text:list-item>
            <text:p text:style-name="P24"><text:span text:style-name="Strong_20_Emphasis"><text:span text:style-name="T1">Domain Generation Algorithms (DGAs):</text:span></text:span><text:span text:style-name="T1"> Malware algorithmically generates a large number of potential C&amp;C domain names daily/weekly. Attacker only needs to register one of the generated domains for bots to find the active C&amp;C. Makes domain-based blocking challenging. </text:span></text:p>
          </text:list-item>
          <text:list-item>
            <text:p text:style-name="P24"><text:span text:style-name="Strong_20_Emphasis"><text:span text:style-name="T1">Compromised Servers:</text:span></text:span><text:span text:style-name="T1"> Using legitimate but compromised web servers as C&amp;C relays or hosting points. Blends in with normal traffic. </text:span></text:p>
          </text:list-item>
          <text:list-item>
            <text:p text:style-name="P24"><text:span text:style-name="Strong_20_Emphasis"><text:span text:style-name="T1">Tor/I2P:</text:span></text:span><text:span text:style-name="T1"> Utilizing anonymity networks to hide the true location of C&amp;C servers. </text:span></text:p>
          </text:list-item>
        </text:list>
        <text:p text:style-name="P4"><text:span text:style-name="Strong_20_Emphasis"><text:span text:style-name="T1">:: Analysis &amp; Countermeasures ::</text:span></text:span></text:p>
        <text:list xml:id="list6221893060048786715" text:style-name="L21">
          <text:list-item>
            <text:p text:style-name="P25"><text:soft-page-break/><text:span text:style-name="Strong_20_Emphasis"><text:span text:style-name="T1">Analysis:</text:span></text:span><text:span text:style-name="T1"> Network traffic capture (PCAP analysis), DNS query logging, proxy logs, NetFlow analysis. Identify beaconing patterns, suspicious domains/IPs, non-standard protocol usage, large DNS queries. Reverse engineer malware to extract C&amp;C addresses, DGA seeds, communication protocols. Use threat intelligence feeds to identify known malicious infrastructure. </text:span></text:p>
          </text:list-item>
          <text:list-item>
            <text:p text:style-name="P25"><text:span text:style-name="Strong_20_Emphasis"><text:span text:style-name="T1">Countermeasures:</text:span></text:span><text:span text:style-name="T1"> Egress filtering (blocking unnecessary outbound ports/protocols), DNS filtering/sinkholing (blocking/redirecting known malicious domains), proxy servers with content inspection (for HTTP/HTTPS), Network Intrusion Detection/Prevention Systems (NIDS/NIPS) with up-to-date signatures for C&amp;C protocols, actively monitoring for DGA patterns. </text:span></text:p>
          </text:list-item>
        </text:list>
        <text:p text:style-name="P3">Disrupting C&amp;C is often the most effective way to neutralize a widespread malware campaign or botnet.</text:p>
        <text:p text:style-name="Horizontal_20_Line"/>
        <text:h text:style-name="P1" text:outline-level="3">:: Intel Feed :: Sector 04 ::</text:h>
        <text:list xml:id="list1985252331463756948" text:style-name="L22">
          <text:list-item>
            <text:p text:style-name="P26"><text:span text:style-name="Strong_20_Emphasis"><text:span text:style-name="T1">Logic:</text:span></text:span><text:span text:style-name="T1"> Control requires communication. Identify the channel, disrupt the signal. </text:span></text:p>
          </text:list-item>
          <text:list-item>
            <text:p text:style-name="P26"><text:span text:style-name="Strong_20_Emphasis"><text:span text:style-name="T1">Operator Insight:</text:span></text:span><text:span text:style-name="T1"> Assume C&amp;C traffic </text:span><text:span text:style-name="Emphasis"><text:span text:style-name="T1">will</text:span></text:span><text:span text:style-name="T1"> attempt to blend in. Focus on anomalies: beaconing frequency/jitter, data volume, non-standard ports for standard protocols, DNS queries to newly registered/suspicious TLDs. </text:span></text:p>
          </text:list-item>
          <text:list-item>
            <text:p text:style-name="P26"><text:span text:style-name="Strong_20_Emphasis"><text:span text:style-name="T1">Threat Intel:</text:span></text:span><text:span text:style-name="T1"> C&amp;C infrastructure IOCs (Indicators of Compromise – IPs, domains, hashes) are high-value. Leverage feeds, but understand infrastructure is ephemeral. </text:span></text:p>
          </text:list-item>
          <text:list-item>
            <text:p text:style-name="P26"><text:span text:style-name="Strong_20_Emphasis"><text:span text:style-name="T1">Resilience:</text:span></text:span><text:span text:style-name="T1"> Attackers build resilient C&amp;C. Fast flux, DGAs, and P2P architectures require dynamic defenses, not static blocklists. </text:span></text:p>
          </text:list-item>
        </text:list>
        <text:p text:style-name="Horizontal_20_Line"/>
        <text:h text:style-name="P2" text:outline-level="2">:: Sector 05: Persistence Mechanisms - Enduring the Reboot ::</text:h>
        <text:p text:style-name="P3">Initial compromise is transient. A system reboot, a user logout, a terminated process – and your access evaporates. Persistence ensures the malware survives these events, maintaining the attacker's foothold over time. Mastering persistence techniques is key for long-term operations; detecting them is critical for eradication.</text:p>
        <text:p text:style-name="P4"><text:span text:style-name="Strong_20_Emphasis"><text:span text:style-name="T1">:: Common Persistence Vectors ::</text:span></text:span></text:p>
        <text:list xml:id="list63306096976990161" text:style-name="L23">
          <text:list-item>
            <text:p text:style-name="P27"><text:span text:style-name="Strong_20_Emphasis"><text:span text:style-name="T1">Registry Run Keys (Windows):</text:span></text:span><text:span text:style-name="T1"> Modifying keys like </text:span><text:span text:style-name="Source_20_Text"><text:span text:style-name="T1">HKLM\Software\Microsoft\Windows\CurrentVersion\Run</text:span></text:span><text:span text:style-name="T1"> or </text:span><text:span text:style-name="Source_20_Text"><text:span text:style-name="T1">HKCU\Software\Microsoft\Windows\CurrentVersion\Run</text:span></text:span><text:span text:style-name="T1"> to auto-start malware executables at system boot or user login. Easy to implement, relatively easy to detect with monitoring. Variations include </text:span><text:span text:style-name="Source_20_Text"><text:span text:style-name="T1">RunOnce</text:span></text:span><text:span text:style-name="T1">, </text:span><text:span text:style-name="Source_20_Text"><text:span text:style-name="T1">RunServices</text:span></text:span><text:span text:style-name="T1">, </text:span><text:span text:style-name="Source_20_Text"><text:span text:style-name="T1">RunServicesOnce</text:span></text:span><text:span text:style-name="T1">. </text:span></text:p>
          </text:list-item>
          <text:list-item>
            <text:p text:style-name="P27"><text:span text:style-name="Strong_20_Emphasis"><text:span text:style-name="T1">Startup Folders (Windows):</text:span></text:span><text:span text:style-name="T1"> Placing malware executables or LNK shortcuts pointing </text:span><text:soft-page-break/><text:span text:style-name="T1">to them in the user's or All Users' Startup folder (</text:span><text:span text:style-name="Source_20_Text"><text:span text:style-name="T1">%APPDATA%\Microsoft\Windows\Start Menu\Programs\Startup</text:span></text:span><text:span text:style-name="T1"> or </text:span><text:span text:style-name="Source_20_Text"><text:span text:style-name="T1">C:\ProgramData\Microsoft\Windows\Start Menu\Programs\StartUp</text:span></text:span><text:span text:style-name="T1">). Simple, often less monitored than Run keys. </text:span></text:p>
          </text:list-item>
          <text:list-item>
            <text:p text:style-name="P27"><text:span text:style-name="Strong_20_Emphasis"><text:span text:style-name="T1">Scheduled Tasks (Windows/Linux):</text:span></text:span><text:span text:style-name="T1"> Creating tasks using </text:span><text:span text:style-name="Source_20_Text"><text:span text:style-name="T1">schtasks</text:span></text:span><text:span text:style-name="T1"> (Windows) or </text:span><text:span text:style-name="Source_20_Text"><text:span text:style-name="T1">cron</text:span></text:span><text:span text:style-name="T1"> (Linux) to execute malware at specific times, intervals, or upon certain events (e.g., user logon, system idle). Powerful and flexible. </text:span></text:p>
          </text:list-item>
          <text:list-item>
            <text:p text:style-name="P27"><text:span text:style-name="Strong_20_Emphasis"><text:span text:style-name="T1">Services (Windows/Linux):</text:span></text:span><text:span text:style-name="T1"> Registering malware as a system service (</text:span><text:span text:style-name="Source_20_Text"><text:span text:style-name="T1">sc create</text:span></text:span><text:span text:style-name="T1"> on Windows, systemd units or init scripts on Linux). Ensures execution with higher privileges (often SYSTEM/root) at boot time, before user login. Can be configured to auto-restart if terminated. Requires administrative privileges to install. </text:span></text:p>
          </text:list-item>
          <text:list-item>
            <text:p text:style-name="P27"><text:span text:style-name="Strong_20_Emphasis"><text:span text:style-name="T1">DLL Hijacking/Search Order Hijacking:</text:span></text:span><text:span text:style-name="T1"> Exploiting the way operating systems search for required DLLs. An attacker places a malicious DLL with the same name as a legitimate one in a location that gets searched </text:span><text:span text:style-name="Emphasis"><text:span text:style-name="T1">before</text:span></text:span><text:span text:style-name="T1"> the legitimate DLL's directory (e.g., the application's directory). When the application loads, it loads the malicious DLL instead. </text:span></text:p>
          </text:list-item>
          <text:list-item>
            <text:p text:style-name="P27"><text:span text:style-name="Strong_20_Emphasis"><text:span text:style-name="T1">COM Hijacking (Windows):</text:span></text:span><text:span text:style-name="T1"> Modifying registry keys related to Component Object Model (COM) objects to point legitimate application calls to malicious code instead. Can hijack specific file extension handlers or system functions. </text:span></text:p>
          </text:list-item>
          <text:list-item>
            <text:p text:style-name="P27"><text:span text:style-name="Strong_20_Emphasis"><text:span text:style-name="T1">WMI Event Subscriptions (Windows):</text:span></text:span><text:span text:style-name="T1"> Creating persistent WMI event consumers that trigger malware execution based on system events (e.g., process creation, time intervals). Stealthy, operates with system privileges. </text:span></text:p>
          </text:list-item>
          <text:list-item>
            <text:p text:style-name="P27"><text:span text:style-name="Strong_20_Emphasis"><text:span text:style-name="T1">Bootkit/Rootkit (MBR/VBR/UEFI):</text:span></text:span><text:span text:style-name="T1"> Modifying the Master Boot Record (MBR), Volume Boot Record (VBR), or UEFI firmware to load malware before the operating system even boots. Extremely stealthy and difficult to remove. Requires low-level access/vulnerabilities to install. </text:span></text:p>
          </text:list-item>
          <text:list-item>
            <text:p text:style-name="P27"><text:span text:style-name="Strong_20_Emphasis"><text:span text:style-name="T1">Logon Scripts (Windows):</text:span></text:span><text:span text:style-name="T1"> Modifying user or system logon scripts (often via Group Policy Objects - GPOs - in domain environments) to execute malware when users log in. </text:span></text:p>
          </text:list-item>
          <text:list-item>
            <text:p text:style-name="P27"><text:span text:style-name="Strong_20_Emphasis"><text:span text:style-name="T1">Application Shimming (Windows):</text:span></text:span><text:span text:style-name="T1"> Using the Application Compatibility framework to inject malicious code or redirect execution flow when specific legitimate applications are launched. </text:span></text:p>
          </text:list-item>
          <text:list-item>
            <text:p text:style-name="P27"><text:span text:style-name="Strong_20_Emphasis"><text:span text:style-name="T1">Browser Extensions/Plugins:</text:span></text:span><text:span text:style-name="T1"> Installing malicious extensions into web browsers to steal data, inject ads, or redirect traffic. Often installed via social engineering or bundling. </text:span></text:p>
          </text:list-item>
          <text:list-item>
            <text:p text:style-name="P27"><text:span text:style-name="Strong_20_Emphasis"><text:span text:style-name="Source_20_Text"><text:span text:style-name="T1">.bashrc</text:span></text:span></text:span><text:span text:style-name="Strong_20_Emphasis"><text:span text:style-name="T1">/</text:span></text:span><text:span text:style-name="Strong_20_Emphasis"><text:span text:style-name="Source_20_Text"><text:span text:style-name="T1">.profile</text:span></text:span></text:span><text:span text:style-name="Strong_20_Emphasis"><text:span text:style-name="T1"> (Linux):</text:span></text:span><text:span text:style-name="T1"> Modifying user shell startup scripts to execute malware upon user login or shell initiation. </text:span></text:p>
          </text:list-item>
        </text:list>
        <text:p text:style-name="P4"><text:span text:style-name="Strong_20_Emphasis"><text:span text:style-name="T1">:: Detection &amp; Removal ::</text:span></text:span></text:p>
        <text:list xml:id="list527109177871424689" text:style-name="L24">
          <text:list-item>
            <text:p text:style-name="P28"><text:soft-page-break/><text:span text:style-name="Strong_20_Emphasis"><text:span text:style-name="T1">Monitoring:</text:span></text:span><text:span text:style-name="T1"> Autoruns (Sysinternals tool for Windows) is invaluable for listing nearly all auto-start locations. Monitor common registry keys, scheduled tasks, services, startup folders. Use EDR solutions to baseline and detect anomalous process creation tied to persistence mechanisms. Audit process creation logs. </text:span></text:p>
          </text:list-item>
          <text:list-item>
            <text:p text:style-name="P28"><text:span text:style-name="Strong_20_Emphasis"><text:span text:style-name="T1">Analysis:</text:span></text:span><text:span text:style-name="T1"> Static analysis can reveal hardcoded paths/registry keys used for persistence. Dynamic analysis can observe the malware attempting to write to persistence locations. </text:span></text:p>
          </text:list-item>
          <text:list-item>
            <text:p text:style-name="P28"><text:span text:style-name="Strong_20_Emphasis"><text:span text:style-name="T1">Removal:</text:span></text:span><text:span text:style-name="T1"> Simply deleting the malware file is often insufficient. The persistence mechanism must also be removed (delete registry key, disable scheduled task/service, clean startup folder/script). Rootkits/Bootkits may require specialized removal tools or complete system reimaging/firmware flashing. </text:span></text:p>
          </text:list-item>
        </text:list>
        <text:p text:style-name="P3">Persistence is a battleground. Attackers constantly seek novel methods, while defenders refine detection heuristics. Assume multiple persistence mechanisms may be employed by a single threat actor.</text:p>
        <text:p text:style-name="Horizontal_20_Line"/>
        <text:h text:style-name="P1" text:outline-level="3">:: Intel Feed :: Sector 05 ::</text:h>
        <text:list xml:id="list1224119860640587479" text:style-name="L25">
          <text:list-item>
            <text:p text:style-name="P29"><text:span text:style-name="Strong_20_Emphasis"><text:span text:style-name="T1">Logic:</text:span></text:span><text:span text:style-name="T1"> A breach without persistence is a fleeting victory. Control requires continuity. </text:span></text:p>
          </text:list-item>
          <text:list-item>
            <text:p text:style-name="P29"><text:span text:style-name="Strong_20_Emphasis"><text:span text:style-name="T1">Operator Insight:</text:span></text:span><text:span text:style-name="T1"> Blend in. Use legitimate mechanisms (Services, Scheduled Tasks, WMI) whenever possible. Avoid noisy techniques if stealth is paramount. Target user-level persistence (HKCU Run keys, user cron jobs) if SYSTEM/root privileges are not yet attained. </text:span></text:p>
          </text:list-item>
          <text:list-item>
            <text:p text:style-name="P29"><text:span text:style-name="Strong_20_Emphasis"><text:span text:style-name="T1">Defense Evasion:</text:span></text:span><text:span text:style-name="T1"> Persistence often triggers AV/EDR. Obfuscate payloads executed by persistence mechanisms. Use fileless techniques where possible (e.g., PowerShell in registry). </text:span></text:p>
          </text:list-item>
          <text:list-item>
            <text:p text:style-name="P29"><text:span text:style-name="Strong_20_Emphasis"><text:span text:style-name="T1">Firmware Implant:</text:span></text:span><text:span text:style-name="T1"> The ultimate persistence. Extremely hard to detect and remove. Requires specialized skills for both implementation and detection. </text:span></text:p>
          </text:list-item>
        </text:list>
        <text:p text:style-name="Horizontal_20_Line"/>
        <text:p text:style-name="P3">Signal fading. The grid hums with these digital phantoms. You have the foundational schematics – the types, the analysis vectors, the control structures, the methods of entrenchment. This knowledge is inert without application. Observe. Dissect. Understand the logic gates and the system calls. See the code not as magic, but as mechanism. Only then can you truly operate.</text:p>
        <text:p text:style-name="P3">Transmission complete. Keep your presence obfuscated. Alien37 disconnecting.</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oogle Sans Text" svg:font-family="'Google Sans Text', sans-serif"/>
    <style:font-face style:name="Google Sans" svg:font-family="'Google Sans', sans-serif"/>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4-12T19:42:21.87</meta:creation-date>
    <meta:document-statistic meta:table-count="0" meta:image-count="0" meta:object-count="0" meta:page-count="12" meta:paragraph-count="164" meta:word-count="3917" meta:character-count="28531"/>
    <dc:date>2025-04-12T19:42:33.93</dc:date>
    <meta:editing-duration>PT13S</meta:editing-duration>
    <meta:editing-cycles>1</meta:editing-cycles>
    <meta:generator>OpenOffice/4.1.15$Win32 OpenOffice.org_project/4115m2$Build-9813</meta:generator>
  </office:meta>
</office:document-meta>
</file>